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wP5">
      <style:text-properties officeooo:paragraph-rsid="00181bdd"/>
    </style:style>
    <style:style style:name="P2" style:family="paragraph" style:parent-style-name="wP6">
      <style:text-properties officeooo:paragraph-rsid="00181bdd"/>
    </style:style>
    <style:style style:name="P3" style:family="paragraph" style:parent-style-name="wP4">
      <style:text-properties fo:font-weight="bold" officeooo:paragraph-rsid="00181bdd" style:font-weight-asian="bold" style:font-weight-complex="bold"/>
    </style:style>
    <style:style style:name="P4" style:family="paragraph" style:parent-style-name="wP2">
      <style:text-properties fo:font-weight="bold" officeooo:paragraph-rsid="00181bdd" style:font-weight-asian="bold" style:font-weight-complex="bold"/>
    </style:style>
    <style:style style:name="P5" style:family="paragraph" style:parent-style-name="wP2">
      <style:text-properties officeooo:paragraph-rsid="00181bdd"/>
    </style:style>
    <style:style style:name="P6" style:family="paragraph" style:parent-style-name="wP3">
      <style:text-properties officeooo:paragraph-rsid="00181bdd"/>
    </style:style>
    <style:style style:name="P7" style:family="paragraph" style:parent-style-name="wP1" style:master-page-name="First_20_Page">
      <style:paragraph-properties style:page-number="auto"/>
      <style:text-properties officeooo:paragraph-rsid="00181bdd"/>
    </style:style>
    <style:style style:name="P8" style:family="paragraph" style:parent-style-name="wP3">
      <style:text-properties officeooo:paragraph-rsid="00181bdd"/>
    </style:style>
    <style:style style:name="P9" style:family="paragraph" style:parent-style-name="wP3">
      <style:text-properties fo:font-weight="bold" officeooo:rsid="00190d1c" officeooo:paragraph-rsid="00190d1c" style:font-weight-asian="bold" style:font-weight-complex="bold"/>
    </style:style>
    <style:style style:name="P10" style:family="paragraph" style:parent-style-name="wP3">
      <style:text-properties fo:font-weight="normal" officeooo:rsid="00190d1c" officeooo:paragraph-rsid="00190d1c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Flipkart Problem Submission</text:p>
      <text:p text:style-name="P5"/>
      <text:p text:style-name="P6">Team: MaybhiShake</text:p>
      <text:p text:style-name="P6">Team leader: Abhishek Das</text:p>
      <text:p text:style-name="P6">College: Netaji Subhash University of Technology (NSUT)</text:p>
      <text:p text:style-name="P6"/>
      <text:p text:style-name="P4">Solution</text:p>
      <text:p text:style-name="P6">The solution that we propose to solve the object localization problem consists of a CNN having 4 neurons in the output layer where each corresponds to the 4 output values i.e the bounding boxes coordedinates to be determined. </text:p>
      <text:p text:style-name="P6">Therefore it will be solved as a regression problem.<text:line-break/></text:p>
      <text:p text:style-name="P4">Architecture of CNN:</text:p>
      <text:p text:style-name="P4"/>
      <text:p text:style-name="P5">____________________________________________________________<text:span text:style-name="wT3">_____</text:span></text:p>
      <text:p text:style-name="P1">Layer (type) <text:s text:c="16"/>Output Shape <text:s text:c="13"/>Param # <text:s text:c="2"/></text:p>
      <text:p text:style-name="P1">=================================================================</text:p>
      <text:p text:style-name="P1">conv2d_1 (Conv2D) <text:s text:c="11"/>(None, 240, 320, 32) <text:s text:c="5"/>896 <text:s text:c="6"/></text:p>
      <text:p text:style-name="P1">_________________________________________________________________</text:p>
      <text:p text:style-name="P1">conv2d_2 (Conv2D) <text:s text:c="11"/>(None, 240, 320, 32) <text:s text:c="5"/>9248 <text:s text:c="5"/></text:p>
      <text:p text:style-name="P1">_________________________________________________________________</text:p>
      <text:p text:style-name="P1">max_pooling2d_1 (MaxPooling2 (None, 120, 160, 32) <text:s text:c="5"/>0 <text:s text:c="8"/></text:p>
      <text:p text:style-name="P1">_________________________________________________________________</text:p>
      <text:p text:style-name="P1">conv2d_3 (Conv2D) <text:s text:c="11"/>(None, 120, 160, 64) <text:s text:c="5"/>18496 <text:s text:c="4"/></text:p>
      <text:p text:style-name="P1">_________________________________________________________________</text:p>
      <text:p text:style-name="P1">conv2d_4 (Conv2D) <text:s text:c="11"/>(None, 120, 160, 64) <text:s text:c="5"/>36928 <text:s text:c="4"/></text:p>
      <text:p text:style-name="P1">_________________________________________________________________</text:p>
      <text:p text:style-name="P1">max_pooling2d_2 (MaxPooling2 (None, 60, 80, 64) <text:s text:c="7"/>0 <text:s text:c="8"/></text:p>
      <text:p text:style-name="P1">_________________________________________________________________</text:p>
      <text:p text:style-name="P1">conv2d_5 (Conv2D) <text:s text:c="11"/>(None, 60, 80, 128) <text:s text:c="6"/>73856 <text:s text:c="4"/></text:p>
      <text:p text:style-name="P1">_________________________________________________________________</text:p>
      <text:p text:style-name="P1">conv2d_6 (Conv2D) <text:s text:c="11"/>(None, 60, 80, 128) <text:s text:c="6"/>147584 <text:s text:c="3"/></text:p>
      <text:p text:style-name="P1">_________________________________________________________________</text:p>
      <text:p text:style-name="P1">conv2d_7 (Conv2D) <text:s text:c="11"/>(None, 60, 80, 128) <text:s text:c="6"/>147584 <text:s text:c="3"/></text:p>
      <text:p text:style-name="P1">_________________________________________________________________</text:p>
      <text:p text:style-name="P1">max_pooling2d_3 (MaxPooling2 (None, 30, 40, 128) <text:s text:c="6"/>0 <text:s text:c="8"/></text:p>
      <text:p text:style-name="P1">_________________________________________________________________</text:p>
      <text:p text:style-name="P1">conv2d_8 (Conv2D) <text:s text:c="11"/>(None, 30, 40, 256) <text:s text:c="6"/>295168 <text:s text:c="3"/></text:p>
      <text:p text:style-name="P1"><text:soft-page-break/>_________________________________________________________________</text:p>
      <text:p text:style-name="P1">conv2d_9 (Conv2D) <text:s text:c="11"/>(None, 30, 40, 256) <text:s text:c="6"/>590080 <text:s text:c="3"/></text:p>
      <text:p text:style-name="P1">_________________________________________________________________</text:p>
      <text:p text:style-name="P1">conv2d_10 (Conv2D) <text:s text:c="10"/>(None, 30, 40, 256) <text:s text:c="6"/>590080 <text:s text:c="3"/></text:p>
      <text:p text:style-name="P1">_________________________________________________________________</text:p>
      <text:p text:style-name="P1">max_pooling2d_4 (MaxPooling2 (None, 15, 20, 256) <text:s text:c="6"/>0 <text:s text:c="8"/></text:p>
      <text:p text:style-name="P1">_________________________________________________________________</text:p>
      <text:p text:style-name="P1">conv2d_11 (Conv2D) <text:s text:c="10"/>(None, 15, 20, 256) <text:s text:c="6"/>590080 <text:s text:c="3"/></text:p>
      <text:p text:style-name="P1">_________________________________________________________________</text:p>
      <text:p text:style-name="P1">conv2d_12 (Conv2D) <text:s text:c="10"/>(None, 15, 20, 256) <text:s text:c="6"/>590080 <text:s text:c="3"/></text:p>
      <text:p text:style-name="P1">_________________________________________________________________</text:p>
      <text:p text:style-name="P1">conv2d_13 (Conv2D) <text:s text:c="10"/>(None, 15, 20, 256) <text:s text:c="6"/>590080 <text:s text:c="3"/></text:p>
      <text:p text:style-name="P1">_________________________________________________________________</text:p>
      <text:p text:style-name="P1">max_pooling2d_5 (MaxPooling2 (None, 7, 10, 256) <text:s text:c="7"/>0 <text:s text:c="8"/></text:p>
      <text:p text:style-name="P1">_________________________________________________________________</text:p>
      <text:p text:style-name="P1">flatten_1 (Flatten) <text:s text:c="9"/>(None, 17920) <text:s text:c="12"/>0 <text:s text:c="8"/></text:p>
      <text:p text:style-name="P1">_________________________________________________________________</text:p>
      <text:p text:style-name="P1">dense_1 (Dense) <text:s text:c="13"/>(None, 1024) <text:s text:c="13"/>18351104 <text:s/></text:p>
      <text:p text:style-name="P1">_________________________________________________________________</text:p>
      <text:p text:style-name="P1">dropout_1 (Dropout) <text:s text:c="9"/>(None, 1024) <text:s text:c="13"/>0 <text:s text:c="8"/></text:p>
      <text:p text:style-name="P1">_________________________________________________________________</text:p>
      <text:p text:style-name="P1">dense_2 (Dense) <text:s text:c="13"/>(None, 1024) <text:s text:c="13"/>1049600 <text:s text:c="2"/></text:p>
      <text:p text:style-name="P1">_________________________________________________________________</text:p>
      <text:p text:style-name="P1">dropout_2 (Dropout) <text:s text:c="9"/>(None, 1024) <text:s text:c="13"/>0 <text:s text:c="8"/></text:p>
      <text:p text:style-name="P1">_________________________________________________________________</text:p>
      <text:p text:style-name="P1">dense_3 (Dense) <text:s text:c="13"/>(None, 4) <text:s text:c="16"/>4100 <text:s text:c="5"/></text:p>
      <text:p text:style-name="P1">=================================================================</text:p>
      <text:p text:style-name="P1">Total params: 23,084,964</text:p>
      <text:p text:style-name="P1">Trainable params: 23,084,964</text:p>
      <text:p text:style-name="P2">Non-trainable params: 0</text:p>
      <text:p text:style-name="P6"/>
      <text:p text:style-name="P6"><text:line-break/><text:span text:style-name="wT1">Number of epochs</text:span> - 10<text:line-break/><text:span text:style-name="wT1">Layers </text:span>– 16 (Inspired by the VGG16 model)<text:line-break/><text:span text:style-name="wT1">Activation </text:span>– Relu <text:line-break/><text:span text:style-name="wT1">Dropouts</text:span> – 0.5/0.25 as shown in <text:line-break/><text:span text:style-name="wT1">Tools:</text:span><text:line-break/>Used keras, sklearn, numpy. <text:line-break/>For training our model we used Google colab.<text:line-break/></text:p>
      <text:p text:style-name="P5">Final score:</text:p>
      <text:p text:style-name="P6">The score we got was <text:span text:style-name="wT1">0.79 </text:span>approx.</text:p>
      <text:p text:style-name="P9"><text:soft-page-break/>Usage Instructions:</text:p>
      <text:p text:style-name="P10"/>
      <text:p text:style-name="P10">Run train.py with appropriate data to train the model.</text:p>
      <text:p text:style-name="P10">Run test.py to generate output in form of .csv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default-paragraph-style" style:family="paragraph">
      <style:text-properties style:font-name="Times New Roman" fo:font-family="'Times New Roman'" style:font-family-generic="roman" style:font-pitch="variable" fo:font-size="12pt" fo:language="none" fo:country="none" style:font-name-asian="Andale Sans UI" style:font-family-asian="'Andale Sans UI'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wStandard" style:family="paragraph" style:parent-style-name="wdefault-paragraph-style">
      <style:text-properties fo:language="none" fo:country="none"/>
    </style:style>
    <style:style style:name="wP3" style:family="paragraph" style:parent-style-name="wStandard">
      <style:text-properties fo:font-size="16pt" style:font-size-asian="16pt"/>
    </style:style>
    <style:style style:name="wP1" style:family="paragraph" style:parent-style-name="wStandard"/>
    <style:style style:name="wP4" style:family="paragraph" style:parent-style-name="wStandard">
      <style:text-properties fo:font-size="18pt" style:font-size-asian="18pt"/>
    </style:style>
    <style:style style:name="wP2" style:family="paragraph" style:parent-style-name="wStandard">
      <style:text-properties fo:font-size="16pt" style:font-size-asian="16pt"/>
    </style:style>
    <style:style style:name="wP5" style:family="paragraph" style:parent-style-name="wStandard">
      <style:text-properties fo:font-size="14pt" style:font-size-asian="14pt"/>
    </style:style>
    <style:style style:name="wP6" style:family="paragraph" style:parent-style-name="wStandard">
      <style:paragraph-properties fo:margin-left="0cm" fo:margin-right="0cm" fo:text-indent="0cm" style:auto-text-indent="false" fo:padding="0cm" fo:border-left="none" fo:border-right="none" fo:border-top="none" fo:border-bottom="0.99pt solid #000000"/>
      <style:text-properties fo:font-size="14pt" style:font-size-asian="14pt"/>
    </style:style>
    <style:style style:name="wT1" style:family="text">
      <style:text-properties fo:font-weight="bold" style:font-weight-asian="bold" style:font-weight-complex="100"/>
    </style:style>
    <style:style style:name="wT3" style:family="text">
      <style:text-properties fo:font-weight="100" style:font-weight-asian="100" style:font-weight-complex="1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4</meta:editing-cycles>
    <meta:generator>LibreOffice/5.3.0.3$Windows_x86 LibreOffice_project/7074905676c47b82bbcfbea1aeefc84afe1c50e1</meta:generator>
    <dc:date>2019-02-11T21:55:35.700000000</dc:date>
    <meta:document-statistic meta:table-count="0" meta:image-count="0" meta:object-count="0" meta:page-count="3" meta:paragraph-count="68" meta:word-count="326" meta:character-count="4189" meta:non-whitespace-character-count="3356"/>
    <meta:user-defined meta:name="Info 1"/>
    <meta:user-defined meta:name="Info 2"/>
    <meta:user-defined meta:name="Info 3"/>
    <meta:user-defined meta:name="Info 4"/>
  </office:meta>
</office:document-meta>
</file>